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80735" officeooo:paragraph-rsid="0018073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1d411c" officeooo:paragraph-rsid="001d411c" style:font-weight-asian="bold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font-weight="normal" officeooo:rsid="00180735" officeooo:paragraph-rsid="00180735" style:font-weight-asian="normal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font-weight="normal" officeooo:rsid="0019f657" officeooo:paragraph-rsid="0019f657" style:font-weight-asian="normal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font-weight="normal" officeooo:rsid="001b3c63" officeooo:paragraph-rsid="001b3c63" style:font-weight-asian="normal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font-weight="normal" officeooo:rsid="001bd02d" officeooo:paragraph-rsid="001bd02d" style:font-weight-asian="normal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text-underline-style="solid" style:text-underline-width="auto" style:text-underline-color="font-color" fo:font-weight="normal" officeooo:rsid="001d411c" officeooo:paragraph-rsid="001d411c" style:font-weight-asian="normal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text-underline-style="solid" style:text-underline-width="auto" style:text-underline-color="font-color" fo:font-weight="normal" officeooo:rsid="001e3e76" officeooo:paragraph-rsid="001e3e76" style:font-weight-asian="normal" style:font-weight-complex="normal"/>
    </style:style>
    <style:style style:name="T1" style:family="text">
      <style:text-properties officeooo:rsid="0019f657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la elaboración de las leyes</text:p>
      <text:list xml:id="list4269415053" text:style-name="L1">
        <text:list-item>
          <text:p text:style-name="P3">Leyes orgánicas → Libertades públicas, CCAA, régimen electoral (LOREG) y otras previstas en la CE. Aprobación por mayoría absoluta.</text:p>
        </text:list-item>
        <text:list-item>
          <text:p text:style-name="P3">Las Cortes pueden delegar en el <text:span text:style-name="T1">G</text:span>obierno la potestad de dictar normas con rango de ley sobre materias concretas no incluidas en las leyes orgánicas. <text:span text:style-name="T1">Se lleva a cabo mediante una «ley de bases», que delimita el objeto y alcance. Las disposiciones resultantes se denominan Decretos Legislativos.</text:span></text:p>
        </text:list-item>
        <text:list-item>
          <text:p text:style-name="P4">En caso de «extraordinaria y urgente necesidad», el gobierno puede dictar disposiciones legislativas provisionales que no pueden tocar los aspectos de las Leyes Orgánicas. Se somenten a debate del Congreso y se tramitan como proyectos de ley.</text:p>
        </text:list-item>
        <text:list-item>
          <text:p text:style-name="P5">Decreto ley vs. Real decreto ley: República vs. Monarquía (a nivel autonómico, las normas equivalentes también se llaman decretos ley – a nivel autonómico no hay rey, claro –).</text:p>
        </text:list-item>
        <text:list-item>
          <text:p text:style-name="P6">Numeración de las leyes: Tipo + número + título. El número es número del mismo tipo de ley/año. Así, si se han publica tres decretos legislativos en 2019, el siguiente será «Real Decreto Legislativo 4/2019, Título».</text:p>
        </text:list-item>
      </text:list>
      <text:p text:style-name="P2">Tratados de la UE</text:p>
      <text:list xml:id="list227598913" text:style-name="L2">
        <text:list-item>
          <text:p text:style-name="P7">Reglamentos<text:span text:style-name="T2">: Actos legislativos vinculantes, que deben aplicarse a todos los países de la UE.</text:span></text:p>
        </text:list-item>
        <text:list-item>
          <text:p text:style-name="P7">Directivas<text:span text:style-name="T2">: Actos legislativos que establecen objetivos que deben alcanzarse mediante leyes nacionales.</text:span></text:p>
        </text:list-item>
        <text:list-item>
          <text:p text:style-name="P7">Decisiones<text:span text:style-name="T2">: Actos legislativos vinculantes para los sujetos de tales normas (no aplicación general; e.g., decisión sobre la lucha contra el terrorismo que afecta sólo a organizaciones que luchan contra él).</text:span></text:p>
        </text:list-item>
        <text:list-item>
          <text:p text:style-name="P8">Recomendaciones<text:span text:style-name="T2">: No vinculantes. Sugieren un curso de acción.</text:span></text:p>
        </text:list-item>
        <text:list-item>
          <text:p text:style-name="P8">Dictámenes<text:span text:style-name="T2">: No vinculantes. Expresan una evaluación de una situación o hech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12:13:47.032000000</meta:creation-date>
    <dc:date>2019-09-30T12:48:33.084000000</dc:date>
    <meta:editing-duration>PT24M43S</meta:editing-duration>
    <meta:editing-cycles>5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2" meta:word-count="262" meta:character-count="1654" meta:non-whitespace-character-count="1413"/>
  </office:meta>
</office:document-meta>
</file>